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Roboto" svg:font-family="Roboto, sans-serif"/>
    <style:font-face style:name="SFMono-Regular" svg:font-family="SFMono-Regular, Menlo, Monaco, Consolas, 'Liberation Mono', 'Courier New', Courier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03b" officeooo:paragraph-rsid="0019903b"/>
    </style:style>
    <style:style style:name="P2" style:family="paragraph" style:parent-style-name="Standard">
      <style:text-properties officeooo:rsid="001d3f9f" officeooo:paragraph-rsid="001d3f9f"/>
    </style:style>
    <style:style style:name="P3" style:family="paragraph" style:parent-style-name="Standard">
      <style:text-properties officeooo:rsid="001e11c3" officeooo:paragraph-rsid="001e11c3"/>
    </style:style>
    <style:style style:name="P4" style:family="paragraph" style:parent-style-name="Standard">
      <style:text-properties officeooo:rsid="001f881a" officeooo:paragraph-rsid="001f881a"/>
    </style:style>
    <style:style style:name="P5" style:family="paragraph" style:parent-style-name="Standard">
      <style:text-properties officeooo:rsid="001f881a" officeooo:paragraph-rsid="00210f1b"/>
    </style:style>
    <style:style style:name="P6" style:family="paragraph" style:parent-style-name="Standard">
      <style:text-properties officeooo:rsid="00201b72" officeooo:paragraph-rsid="00201b72"/>
    </style:style>
    <style:style style:name="P7" style:family="paragraph" style:parent-style-name="Standard">
      <style:text-properties officeooo:rsid="00210f1b" officeooo:paragraph-rsid="00210f1b"/>
    </style:style>
    <style:style style:name="P8" style:family="paragraph" style:parent-style-name="Standard">
      <style:text-properties officeooo:rsid="00210f1b" officeooo:paragraph-rsid="0035cbce"/>
    </style:style>
    <style:style style:name="P9" style:family="paragraph" style:parent-style-name="Standard">
      <style:text-properties officeooo:rsid="00210f1b" officeooo:paragraph-rsid="0037fb7a"/>
    </style:style>
    <style:style style:name="P10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1f881a" officeooo:paragraph-rsid="001f881a"/>
    </style:style>
    <style:style style:name="P11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12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dfe38" officeooo:paragraph-rsid="002dfe38" style:font-weight-asian="bold" style:font-weight-complex="bold"/>
    </style:style>
    <style:style style:name="P13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cb9f1" officeooo:paragraph-rsid="002cb9f1"/>
    </style:style>
    <style:style style:name="P14" style:family="paragraph" style:parent-style-name="Standard">
      <style:text-properties fo:font-weight="bold" officeooo:rsid="001d3f9f" officeooo:paragraph-rsid="001d3f9f" style:font-weight-asian="bold" style:font-weight-complex="bold"/>
    </style:style>
    <style:style style:name="P15" style:family="paragraph" style:parent-style-name="Standard">
      <style:text-properties fo:font-weight="bold" officeooo:rsid="0019903b" officeooo:paragraph-rsid="0019903b" style:font-weight-asian="bold" style:font-weight-complex="bold"/>
    </style:style>
    <style:style style:name="P16" style:family="paragraph" style:parent-style-name="Standard">
      <style:text-properties fo:font-weight="bold" officeooo:rsid="002cb9f1" officeooo:paragraph-rsid="002cb9f1" style:font-weight-asian="bold" style:font-weight-complex="bold"/>
    </style:style>
    <style:style style:name="P17" style:family="paragraph" style:parent-style-name="Standard">
      <style:text-properties fo:font-weight="bold" officeooo:rsid="002dc71c" officeooo:paragraph-rsid="002dc71c" style:font-weight-asian="bold" style:font-weight-complex="bold"/>
    </style:style>
    <style:style style:name="P18" style:family="paragraph" style:parent-style-name="Standard">
      <style:text-properties fo:font-weight="bold" officeooo:rsid="001e11c3" officeooo:paragraph-rsid="00210f1b" style:font-weight-asian="bold" style:font-weight-complex="bold"/>
    </style:style>
    <style:style style:name="P19" style:family="paragraph" style:parent-style-name="Standard">
      <style:text-properties fo:font-weight="bold" officeooo:rsid="003ad0c4" officeooo:paragraph-rsid="003ad0c4" style:font-weight-asian="bold" style:font-weight-complex="bold"/>
    </style:style>
    <style:style style:name="P20" style:family="paragraph" style:parent-style-name="Standard">
      <style:text-properties officeooo:rsid="002cb9f1" officeooo:paragraph-rsid="002cb9f1"/>
    </style:style>
    <style:style style:name="P21" style:family="paragraph" style:parent-style-name="Standard">
      <style:text-properties officeooo:rsid="0031e682" officeooo:paragraph-rsid="0031e682"/>
    </style:style>
    <style:style style:name="P22" style:family="paragraph" style:parent-style-name="Standard">
      <style:text-properties officeooo:rsid="0035cbce" officeooo:paragraph-rsid="0035cbce"/>
    </style:style>
    <style:style style:name="P23" style:family="paragraph" style:parent-style-name="Standard">
      <style:text-properties officeooo:rsid="0037fb7a" officeooo:paragraph-rsid="0037fb7a"/>
    </style:style>
    <style:style style:name="P24" style:family="paragraph" style:parent-style-name="Standard">
      <style:text-properties officeooo:rsid="00392d50" officeooo:paragraph-rsid="00392d50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1.25pt" fo:letter-spacing="normal" fo:font-style="normal" fo:font-weight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monospace" fo:font-size="11.25pt" fo:letter-spacing="normal" fo:font-style="normal" fo:font-weight="bold" officeooo:rsid="002dfe38" officeooo:paragraph-rsid="002dfe38" style:font-weight-asian="bold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onospace" fo:font-size="11.25pt" fo:letter-spacing="normal" fo:font-style="normal" fo:font-weight="normal"/>
    </style:style>
    <style:style style:name="P30" style:family="paragraph" style:parent-style-name="Text_20_body">
      <style:text-properties fo:font-variant="normal" fo:text-transform="none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31" style:family="paragraph" style:parent-style-name="Text_20_body">
      <style:text-properties officeooo:rsid="0031e682" officeooo:paragraph-rsid="0031e682"/>
    </style:style>
    <style:style style:name="P32" style:family="paragraph" style:parent-style-name="Text_20_body">
      <style:text-properties officeooo:rsid="003c4ff8" officeooo:paragraph-rsid="003c4ff8"/>
    </style:style>
    <style:style style:name="P33" style:family="paragraph" style:parent-style-name="Text_20_body">
      <style:text-properties officeooo:rsid="003c5929" officeooo:paragraph-rsid="003c5929"/>
    </style:style>
    <style:style style:name="P34" style:family="paragraph" style:parent-style-name="Text_20_body">
      <style:text-properties officeooo:rsid="003fad23" officeooo:paragraph-rsid="003fad23"/>
    </style:style>
    <style:style style:name="P35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36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rsid="001e11c3" officeooo:paragraph-rsid="001e11c3" style:font-weight-asian="bold" style:font-weight-complex="bold"/>
    </style:style>
    <style:style style:name="P37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rsid="0036ca45" officeooo:paragraph-rsid="0036ca45" style:font-weight-asian="bold" style:font-weight-complex="bold"/>
    </style:style>
    <style:style style:name="P38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rsid="003874e7" officeooo:paragraph-rsid="003874e7" style:font-weight-asian="bold" style:font-weight-complex="bold"/>
    </style:style>
    <style:style style:name="P39" style:family="paragraph" style:parent-style-name="Preformatted_20_Text">
      <style:text-properties fo:font-variant="normal" fo:text-transform="none" style:font-name="monospace" fo:font-size="11.25pt" fo:letter-spacing="normal" fo:font-style="normal" fo:font-weight="bold" officeooo:rsid="0036ca45" officeooo:paragraph-rsid="0036ca45" style:font-weight-asian="bold" style:font-weight-complex="bold"/>
    </style:style>
    <style:style style:name="P40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41" style:family="paragraph" style:parent-style-name="Preformatted_20_Text">
      <style:text-properties fo:font-variant="normal" fo:text-transform="none" fo:color="#880000" style:font-name="monospace" fo:font-size="11.25pt" fo:letter-spacing="normal" fo:font-style="normal" fo:font-weight="normal" officeooo:rsid="001e11c3" officeooo:paragraph-rsid="001e11c3" style:font-weight-asian="bold" style:font-weight-complex="bold"/>
    </style:style>
    <style:style style:name="P42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officeooo:rsid="003ad0c4" officeooo:paragraph-rsid="003ad0c4" style:font-weight-asian="bold" style:font-weight-complex="bold"/>
    </style:style>
    <style:style style:name="P43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officeooo:rsid="003ad6f5" officeooo:paragraph-rsid="003ad6f5" style:font-weight-asian="bold" style:font-weight-complex="bold"/>
    </style:style>
    <style:style style:name="P44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officeooo:rsid="003ad6f5" officeooo:paragraph-rsid="003ad6f5" style:font-weight-asian="normal" style:font-weight-complex="normal"/>
    </style:style>
    <style:style style:name="P4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monospace" fo:font-size="11.25pt" fo:letter-spacing="normal" fo:font-style="normal" fo:font-weight="normal"/>
    </style:style>
    <style:style style:name="P46" style:family="paragraph" style:parent-style-name="Preformatted_20_Text">
      <style:paragraph-properties fo:margin-top="0cm" fo:margin-bottom="0.499cm" loext:contextual-spacing="false" fo:orphans="2" fo:widows="2" fo:padding="0.053cm" fo:border="0.06pt solid #888888"/>
      <style:text-properties fo:font-variant="normal" fo:text-transform="none" fo:color="#000000" style:font-name="monospace" fo:font-size="11.25pt" fo:letter-spacing="normal" fo:font-style="normal" fo:font-weight="normal"/>
    </style:style>
    <style:style style:name="P47" style:family="paragraph" style:parent-style-name="Preformatted_20_Text">
      <style:paragraph-properties fo:margin-top="0cm" fo:margin-bottom="0.499cm" loext:contextual-spacing="false" fo:orphans="2" fo:widows="2" fo:padding="0.053cm" fo:border="0.06pt solid #888888"/>
      <style:text-properties fo:font-variant="normal" fo:text-transform="none" fo:letter-spacing="normal"/>
    </style:style>
    <style:style style:name="P48" style:family="paragraph" style:parent-style-name="Preformatted_20_Text">
      <style:paragraph-properties fo:orphans="2" fo:widows="2" fo:padding="0.053cm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49" style:family="paragraph" style:parent-style-name="Preformatted_20_Text">
      <style:paragraph-properties fo:orphans="2" fo:widows="2" fo:padding="0.053cm" fo:border="0.06pt solid #888888"/>
      <style:text-properties fo:font-variant="normal" fo:text-transform="none" fo:letter-spacing="normal"/>
    </style:style>
    <style:style style:name="P50" style:family="paragraph" style:parent-style-name="Preformatted_20_Text">
      <style:paragraph-properties fo:margin-top="0cm" fo:margin-bottom="0cm" loext:contextual-spacing="false" fo:line-height="140%" fo:text-align="start" style:justify-single-word="false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51" style:family="paragraph" style:parent-style-name="Text_20_body">
      <style:text-properties fo:font-weight="bold" officeooo:rsid="003c4ff8" officeooo:paragraph-rsid="003c4ff8" style:font-weight-asian="bold" style:font-weight-complex="bold"/>
    </style:style>
    <style:style style:name="P52" style:family="paragraph" style:parent-style-name="Text_20_body">
      <style:text-properties officeooo:rsid="003fad23" officeooo:paragraph-rsid="003fad23"/>
    </style:style>
    <style:style style:name="T1" style:family="text">
      <style:text-properties officeooo:rsid="001f881a"/>
    </style:style>
    <style:style style:name="T2" style:family="text">
      <style:text-properties officeooo:rsid="002dcb92"/>
    </style:style>
    <style:style style:name="T3" style:family="text">
      <style:text-properties style:font-name="monospace"/>
    </style:style>
    <style:style style:name="T4" style:family="text">
      <style:text-properties style:font-name="monospace" fo:font-size="11.25pt" fo:font-style="normal" fo:font-weight="normal"/>
    </style:style>
    <style:style style:name="T5" style:family="text">
      <style:text-properties fo:font-variant="normal" fo:text-transform="none" style:font-name="monospace" fo:font-size="11.25pt" fo:letter-spacing="normal" fo:font-style="normal" fo:font-weight="normal"/>
    </style:style>
    <style:style style:name="T6" style:family="text">
      <style:text-properties fo:font-variant="normal" fo:text-transform="none" style:font-name="Roboto" fo:font-size="11.25pt" fo:letter-spacing="normal" fo:font-style="normal" fo:font-weight="normal"/>
    </style:style>
    <style:style style:name="T7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8" style:family="text">
      <style:text-properties fo:font-variant="normal" fo:text-transform="none" fo:color="#404040" fo:letter-spacing="normal"/>
    </style:style>
    <style:style style:name="T9" style:family="text">
      <style:text-properties fo:font-variant="normal" fo:text-transform="none" fo:color="#e74c3c" style:font-name="SFMono-Regular" fo:font-size="9pt" fo:letter-spacing="normal" fo:font-style="normal" fo:font-weight="normal" fo:background-color="#ffffff" loext:char-shading-value="0" loext:padding-left="0.132cm" loext:padding-right="0.132cm" loext:padding-top="0.053cm" loext:padding-bottom="0.053cm" loext:border="0.06pt solid #e1e4e5"/>
    </style:style>
    <style:style style:name="T10" style:family="text">
      <style:text-properties fo:color="#000088"/>
    </style:style>
    <style:style style:name="T11" style:family="text">
      <style:text-properties fo:color="#000088" style:font-name="monospace" fo:font-size="11.25pt" fo:font-style="normal" fo:font-weight="normal"/>
    </style:style>
    <style:style style:name="T12" style:family="text">
      <style:text-properties fo:color="#000000"/>
    </style:style>
    <style:style style:name="T13" style:family="text">
      <style:text-properties fo:color="#000000" style:font-name="monospace" fo:font-size="11.25pt" fo:font-style="normal" fo:font-weight="normal"/>
    </style:style>
    <style:style style:name="T14" style:family="text">
      <style:text-properties fo:color="#666600"/>
    </style:style>
    <style:style style:name="T15" style:family="text">
      <style:text-properties fo:color="#666600" style:font-name="monospace" fo:font-size="11.25pt" fo:font-style="normal" fo:font-weight="normal"/>
    </style:style>
    <style:style style:name="T16" style:family="text">
      <style:text-properties fo:color="#008800" style:font-name="monospace" fo:font-size="11.25pt" fo:font-style="normal" fo:font-weight="normal"/>
    </style:style>
    <style:style style:name="T17" style:family="text">
      <style:text-properties fo:color="#006666" style:font-name="monospace" fo:font-size="11.25pt" fo:font-style="normal" fo:font-weight="normal"/>
    </style:style>
    <style:style style:name="T18" style:family="text">
      <style:text-properties officeooo:rsid="0034186b"/>
    </style:style>
    <style:style style:name="T19" style:family="text">
      <style:text-properties officeooo:rsid="0037e41c"/>
    </style:style>
    <style:style style:name="T20" style:family="text">
      <style:text-properties fo:color="#007020"/>
    </style:style>
    <style:style style:name="T21" style:family="text">
      <style:text-properties fo:color="#0e84b5"/>
    </style:style>
    <style:style style:name="T22" style:family="text">
      <style:text-properties fo:color="#666666"/>
    </style:style>
    <style:style style:name="T23" style:family="text">
      <style:text-properties fo:color="#4070a0"/>
    </style:style>
    <style:style style:name="T24" style:family="text">
      <style:text-properties officeooo:rsid="003dc1ff"/>
    </style:style>
    <style:style style:name="T25" style:family="text">
      <style:text-properties officeooo:rsid="003fad23"/>
    </style:style>
    <style:style style:name="T26" style:family="text">
      <style:text-properties officeooo:rsid="0041ffc4"/>
    </style:style>
    <style:style style:name="T27" style:family="text">
      <style:text-properties officeooo:rsid="0043ff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5">Tensorflow Cutom Object</text:p>
      <text:p text:style-name="P15"/>
      <text:p text:style-name="P19">Env setup(gpus)</text:p>
      <text:p text:style-name="P19"/>
      <text:p text:style-name="P42">conda create -n tensorflow_gpu pip python=3.6</text:p>
      <text:p text:style-name="P42">conda activate tensorflow_gpu</text:p>
      <text:p text:style-name="P42">pip install --ignore-installed --upgrade tensorflow-gpu==1.9</text:p>
      <text:p text:style-name="P42"/>
      <text:p text:style-name="P43">Testing</text:p>
      <text:p text:style-name="P43">python</text:p>
      <text:p text:style-name="P43"/>
      <text:p text:style-name="P44"><text:span text:style-name="T20">import</text:span> <text:span text:style-name="T21">tensorflow</text:span> <text:span text:style-name="T20">as</text:span> <text:span text:style-name="T21">tf</text:span></text:p>
      <text:p text:style-name="P43">hello <text:span text:style-name="T22">=</text:span> tf<text:span text:style-name="T22">.</text:span>constant(<text:span text:style-name="T23">'Hello, TensorFlow!'</text:span>)</text:p>
      <text:p text:style-name="P50">sess <text:span text:style-name="T22">=</text:span> tf<text:span text:style-name="T22">.</text:span>Session()</text:p>
      <text:p text:style-name="P43"/>
      <text:p text:style-name="P42"/>
      <text:p text:style-name="P19"/>
      <text:p text:style-name="P15"/>
      <text:p text:style-name="P17">lib</text:p>
      <text:p text:style-name="P35">pip install pillow</text:p>
      <text:p text:style-name="P46">pip install lxml</text:p>
      <text:p text:style-name="P11">download <text:span text:style-name="T2">zip</text:span></text:p>
      <text:p text:style-name="P11">git clone <text:a xlink:type="simple" xlink:href="https://github.com/tensorflow/models.git" text:style-name="Internet_20_link" text:visited-style-name="Visited_20_Internet_20_Link">https://github.com/tensorflow/models.git</text:a> </text:p>
      <text:p text:style-name="P11"/>
      <text:p text:style-name="P12"><text:s/></text:p>
      <text:p text:style-name="P30"><text:span text:style-name="Source_20_Text"><text:span text:style-name="T3">protoc object_detection/protos/*.proto --python_out=.</text:span></text:span></text:p>
      <text:p text:style-name="P26">And...</text:p>
      <text:p text:style-name="P27"><text:line-break/>(Need every time)</text:p>
      <text:p text:style-name="P25"><text:span text:style-name="Source_20_Text"><text:span text:style-name="T5">export PYTHONPATH=$PYTHONPATH:`pwd`:`pwd`/slim</text:span></text:span></text:p>
      <text:p text:style-name="P11"/>
      <text:p text:style-name="P11"/>
      <text:p text:style-name="P15"/>
      <text:p text:style-name="P1">download Image from google size must &gt; (800,600)</text:p>
      <text:p text:style-name="P1"/>
      <text:p text:style-name="P1">download ImageLabling <text:a xlink:type="simple" xlink:href="https://github.com/tzutalin/labelImg" text:style-name="Internet_20_link" text:visited-style-name="Visited_20_Internet_20_Link">https://github.com/tzutalin/labelImg</text:a></text:p>
      <text:p text:style-name="P1"/>
      <text:p text:style-name="P1">give lable save it then split train/test folder in Images</text:p>
      <text:p text:style-name="P1"/>
      <text:p text:style-name="P1">Image</text:p>
      <text:p text:style-name="P1"><text:tab/>-train</text:p>
      <text:p text:style-name="P1"><text:tab/>-test</text:p>
      <text:p text:style-name="P1"/>
      <text:p text:style-name="P1"/>
      <text:p text:style-name="P1"/>
      <text:p text:style-name="P14">Step 2 Convert to CSV</text:p>
      <text:p text:style-name="P14"/>
      <text:p text:style-name="P6">python xml_to_csv.py -i ../../workspace/training_demo/images/train -o ../../workspace/training_demo/annotations/train_labels.csv</text:p>
      <text:p text:style-name="P6"/>
      <text:p text:style-name="P6"><text:soft-page-break/>python xml_to_csv.py -i ../../workspace/training_demo/images/test -o ../../workspace/training_demo/annotations/test_labels.csv</text:p>
      <text:p text:style-name="P6"/>
      <text:p text:style-name="P14">Run -&gt; python xml_to_csv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step 3 Convet csv to .Record<text:span text:style-name="T1">(Need to install Object_detection skip --label=Damage)</text:span></text:p>
      <text:p text:style-name="P3"/>
      <text:p text:style-name="P41"># TO-DO replace this with label map</text:p>
      <text:p text:style-name="P48"><text:span text:style-name="T10">def</text:span><text:span text:style-name="T12"> class_text_to_int</text:span><text:span text:style-name="T14">(</text:span><text:span text:style-name="T12">row_label</text:span><text:span text:style-name="T14">):</text:span></text:p>
      <text:p text:style-name="P49"><text:span text:style-name="T12"><text:s text:c="4"/></text:span><text:span text:style-name="T11">if</text:span><text:span text:style-name="T13"> row_label </text:span><text:span text:style-name="T15">==</text:span><text:span text:style-name="T13"> </text:span><text:span text:style-name="T16">'macncheese'</text:span><text:span text:style-name="T15">:</text:span></text:p>
      <text:p text:style-name="P49"><text:span text:style-name="T12"><text:s text:c="8"/></text:span><text:span text:style-name="T11">return</text:span><text:span text:style-name="T13"> </text:span><text:span text:style-name="T17">1</text:span></text:p>
      <text:p text:style-name="P49"><text:span text:style-name="T12"><text:s text:c="4"/></text:span><text:span text:style-name="T11">else</text:span><text:span text:style-name="T15">:</text:span></text:p>
      <text:p text:style-name="P47"><text:span text:style-name="T12"><text:s text:c="8"/></text:span><text:span text:style-name="T11">None</text:span></text:p>
      <text:p text:style-name="P36"/>
      <text:p text:style-name="P38">model download (../../model)</text:p>
      <text:p text:style-name="P39">(installation prob <text:span text:style-name="T19">need to install object_detection and change label in generate_tfrecord.py</text:span>)</text:p>
      <text:p text:style-name="P37"/>
      <text:p text:style-name="P36"># From tensorflow/models/-<text:span text:style-name="T18">&gt; research/</text:span></text:p>
      <text:p text:style-name="P45">export PYTHONPATH=$PYTHONPATH:`pwd`:`pwd`/slim</text:p>
      <text:p text:style-name="P28"><text:span text:style-name="T6">Finally, let's install the object_dection library formally by doing the following from within the </text:span><text:span text:style-name="Source_20_Text"><text:span text:style-name="T5">models</text:span></text:span><text:span text:style-name="T6"> directory:</text:span></text:p>
      <text:p text:style-name="P28"><text:span text:style-name="Source_20_Text"><text:span text:style-name="T5">sudo python3 setup.py install</text:span></text:span></text:p>
      <text:p text:style-name="Text_20_body"><text:line-break/><text:span text:style-name="T7">Once this is done, </text:span><text:span text:style-name="Source_20_Text"><text:span text:style-name="T9">cd</text:span></text:span><text:span text:style-name="T8"> </text:span><text:span text:style-name="T7">into </text:span><text:span text:style-name="Source_20_Text"><text:span text:style-name="T9">TensorFlow\scripts\preprocessing</text:span></text:span><text:span text:style-name="T8"> </text:span><text:span text:style-name="T7">and run:</text:span></text:p>
      <text:p text:style-name="P7">python generate_tfrecord.py --label=Damage --csv_input=../../workspace/training_demo/annotations/train_labels.csv --img_path=../../workspace/training_demo/images/train <text:s/>--output_path=../../workspace/training_demo/annotations/train.record</text:p>
      <text:p text:style-name="P7"/>
      <text:p text:style-name="P22">or (ignore label)</text:p>
      <text:p text:style-name="P8">python generate_tfrecord.py <text:s/>--csv_input=../../workspace/training_demo/annotations/train_labels.csv --img_path=../../workspace/training_demo/images/train <text:s/>--output_path=../../workspace/training_demo/annotations/train.record</text:p>
      <text:p text:style-name="P7"/>
      <text:p text:style-name="P7"/>
      <text:p text:style-name="P7"><text:soft-page-break/>python generate_tfrecord.py --label=Damage --csv_input=../../workspace/training_demo/annotations/test_labels.csv --img_path=../../workspace/training_demo/images/test <text:s/>--output_path= ../../workspace/training_demo/annotations/test.record</text:p>
      <text:p text:style-name="P7"/>
      <text:p text:style-name="P23">or</text:p>
      <text:p text:style-name="P9">python generate_tfrecord.py --csv_input=../../workspace/training_demo/annotations/test_labels.csv <text:s/>--img_path=../../workspace/training_demo/images/test --output_path=../../workspace/training_demo/annotations/test.record</text:p>
      <text:p text:style-name="P9"/>
      <text:p text:style-name="P5"/>
      <text:p text:style-name="P4"/>
      <text:p text:style-name="P10">export PYTHONPATH=$PYTHONPATH:`pwd`:`pwd`/slim</text:p>
      <text:p text:style-name="P3"/>
      <text:p text:style-name="P3"/>
      <text:p text:style-name="P3"/>
      <text:p text:style-name="P24">download model ssd_</text:p>
      <text:p text:style-name="P24">setup config file</text:p>
      <text:p text:style-name="P24"/>
      <text:p text:style-name="P16">After Training Export</text:p>
      <text:p text:style-name="P16"/>
      <text:p text:style-name="P16"/>
      <text:p text:style-name="P16"/>
      <text:p text:style-name="P20">python3 export_inference_graph.py --input_type image_tensor <text:s/>--pipeline_config_path training/ssd_mobilenet_v1_pets.config --trained_checkpoint_prefix training/model.ckpt-611 --output_directory <text:span text:style-name="T26">M_Reding</text:span></text:p>
      <text:p text:style-name="P20"/>
      <text:p text:style-name="P31"><text:span text:style-name="T6">Inside </text:span><text:span text:style-name="Source_20_Text"><text:span text:style-name="T5">training</text:span></text:span><text:span text:style-name="T6"> dir, add </text:span><text:span text:style-name="Source_20_Text"><text:span text:style-name="T5">object-detection.pbtxt</text:span></text:span><text:span text:style-name="T6">:</text:span></text:p>
      <text:p text:style-name="P29">item {</text:p>
      <text:p text:style-name="P40"><text:s text:c="2"/><text:span text:style-name="T4">id: 1</text:span></text:p>
      <text:p text:style-name="P40"><text:s text:c="2"/><text:span text:style-name="T4">name: 'macncheese'</text:span></text:p>
      <text:p text:style-name="P45">}</text:p>
      <text:p text:style-name="Text_20_body"/>
      <text:p text:style-name="P51">create folder object_<text:span text:style-name="T27">detection to move in model folder-&gt;research-&gt;object_detection</text:span></text:p>
      <text:p text:style-name="P32">data-&gt; tfrecord + csv</text:p>
      <text:p text:style-name="P32">traning-&gt; <text:span text:style-name="T25">lab_pbtxt, ssn_coco.config</text:span></text:p>
      <text:p text:style-name="P32"><text:a xlink:type="simple" xlink:href="https://github.com/tensorflow/models/tree/master/research/object_detection/samples/configs" text:style-name="Internet_20_link" text:visited-style-name="Visited_20_Internet_20_Link">https://github.com/tensorflow/models/tree/master/research/object_detection/samples/configs</text:a></text:p>
      <text:p text:style-name="P33">images -<text:span text:style-name="T24">&gt;train and test folder with image and xml</text:span></text:p>
      <text:p text:style-name="P34">need to download ssn_coco pre train model.ckpt</text:p>
      <text:p text:style-name="P34"><text:a xlink:type="simple" xlink:href="https://github.com/tensorflow/models/blob/master/research/object_detection/g3doc/detection_model_zoo.md" text:style-name="Internet_20_link" text:visited-style-name="Visited_20_Internet_20_Link">https://github.com/tensorflow/models/blob/master/research/object_detection/g3doc/detection_model_zoo.md</text:a></text:p>
      <text:p text:style-name="P34"/>
      <text:p text:style-name="P33"/>
      <text:p text:style-name="P33"/>
      <text:p text:style-name="P21"><text:soft-page-break/>Final Train</text:p>
      <text:p text:style-name="P13"/>
      <text:p text:style-name="P13">CUDA_ERROR_OUT_OF_MEMORY --&gt;change batch size and need to kill nvidia-smi process(kill)</text:p>
      <text:p text:style-name="P13"/>
      <text:p text:style-name="P13"/>
      <text:p text:style-name="P13">python3 train.py --logtostderr --train_dir=training/ --pipeline_config_path=training/ssd_mobilenet_v1_pets.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proxima-nova, 'Helvetica Neue', Arial, sans-serif"/>
    <style:font-face style:name="Roboto" svg:font-family="Roboto, sans-serif"/>
    <style:font-face style:name="SFMono-Regular" svg:font-family="SFMono-Regular, Menlo, Monaco, Consolas, 'Liberation Mono', 'Courier New', Courier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36:42.468956921</meta:creation-date>
    <dc:date>2019-06-12T12:04:55.598841532</dc:date>
    <meta:editing-duration>PT15H16M24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4" meta:paragraph-count="70" meta:word-count="311" meta:character-count="3567" meta:non-whitespace-character-count="3310"/>
  </office:meta>
</office:document-meta>
</file>